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8pt" style:font-size-asian="8pt" style:font-size-complex="8pt"/>
    </style:style>
    <style:style style:name="P2" style:family="paragraph" style:parent-style-name="Contents_20_1">
      <style:paragraph-properties>
        <style:tab-stops>
          <style:tab-stop style:position="6.2929in" style:type="right" style:leader-style="dotted" style:leader-text="."/>
        </style:tab-stops>
      </style:paragraph-properties>
    </style:style>
    <style:style style:name="P3" style:family="paragraph" style:parent-style-name="Default">
      <style:text-properties style:font-name="Arial" fo:font-size="10pt" style:font-size-asian="10pt" style:font-name-complex="Arial1" style:font-size-complex="10pt"/>
    </style:style>
    <style:style style:name="P4" style:family="paragraph" style:parent-style-name="Default">
      <style:text-properties style:font-name="Arial" fo:font-size="10pt" style:font-size-asian="10pt" style:font-name-complex="Arial1" style:font-size-complex="10pt" style:font-style-complex="italic"/>
    </style:style>
    <style:style style:name="P5" style:family="paragraph" style:parent-style-name="Default">
      <style:text-properties style:font-name="Arial" fo:font-size="10pt" officeooo:paragraph-rsid="0008094d" style:font-size-asian="10pt" style:font-name-complex="Arial1" style:font-size-complex="10pt" style:font-style-complex="italic"/>
    </style:style>
    <style:style style:name="P6" style:family="paragraph" style:parent-style-name="Default">
      <style:text-properties officeooo:paragraph-rsid="0007109a"/>
    </style:style>
    <style:style style:name="P7" style:family="paragraph" style:parent-style-name="Default">
      <style:text-properties officeooo:rsid="000879eb" officeooo:paragraph-rsid="000b7032"/>
    </style:style>
    <style:style style:name="P8" style:family="paragraph" style:parent-style-name="Default">
      <style:text-properties officeooo:rsid="00098e0f" officeooo:paragraph-rsid="00098e0f"/>
    </style:style>
    <style:style style:name="P9" style:family="paragraph" style:parent-style-name="Contents_20_3">
      <style:paragraph-properties>
        <style:tab-stops>
          <style:tab-stop style:position="6.2929in" style:type="right" style:leader-style="dotted" style:leader-text="."/>
        </style:tab-stops>
      </style:paragraph-properties>
    </style:style>
    <style:style style:name="P10" style:family="paragraph" style:parent-style-name="Heading_20_2">
      <style:text-properties style:font-name="Arial" style:font-name-complex="Arial1"/>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rsid="0008094d" officeooo:paragraph-rsid="0008094d" style:font-size-asian="10pt" style:font-size-complex="10pt"/>
    </style:style>
    <style:style style:name="P14" style:family="paragraph" style:parent-style-name="Standard">
      <style:text-properties fo:font-size="10pt" officeooo:rsid="000b7032" officeooo:paragraph-rsid="000b7032" style:font-size-asian="10pt" style:font-size-complex="10pt"/>
    </style:style>
    <style:style style:name="P15" style:family="paragraph" style:parent-style-name="Standard">
      <style:text-properties fo:font-size="10pt" fo:font-weight="bold" style:font-size-asian="10pt" style:font-weight-asian="bold" style:font-size-complex="10pt"/>
    </style:style>
    <style:style style:name="P16" style:family="paragraph" style:parent-style-name="Standard">
      <style:text-properties fo:font-weight="bold" style:font-weight-asian="bold" style:font-weight-complex="bold"/>
    </style:style>
    <style:style style:name="P17" style:family="paragraph" style:parent-style-name="Contents_20_2">
      <style:paragraph-properties>
        <style:tab-stops>
          <style:tab-stop style:position="6.2929in" style:type="right" style:leader-style="dotted" style:leader-text="."/>
        </style:tab-stops>
      </style:paragraph-properties>
    </style:style>
    <style:style style:name="P18" style:family="paragraph" style:parent-style-name="Default">
      <style:text-properties style:font-name="Arial" fo:font-size="10pt" style:font-size-asian="10pt" style:font-name-complex="Arial1" style:font-size-complex="10pt"/>
    </style:style>
    <style:style style:name="P19" style:family="paragraph" style:parent-style-name="Default">
      <style:text-properties style:font-name="Arial" fo:font-size="10pt" officeooo:rsid="000879eb" officeooo:paragraph-rsid="000879eb" style:font-size-asian="10pt" style:font-name-complex="Arial1" style:font-size-complex="10pt"/>
    </style:style>
    <style:style style:name="P20" style:family="paragraph" style:parent-style-name="Default">
      <style:text-properties style:font-name="Arial" fo:font-size="10pt" officeooo:rsid="00050446" officeooo:paragraph-rsid="00050446" style:font-size-asian="10pt" style:font-name-complex="Arial1" style:font-size-complex="10pt"/>
    </style:style>
    <style:style style:name="P21" style:family="paragraph" style:parent-style-name="Default">
      <style:text-properties style:font-name="Arial" fo:font-size="10pt" officeooo:paragraph-rsid="0008094d" style:font-size-asian="10pt" style:font-name-complex="Arial1" style:font-size-complex="10pt" style:font-style-complex="italic"/>
    </style:style>
    <style:style style:name="P22" style:family="paragraph" style:parent-style-name="Default">
      <style:text-properties style:font-name="Arial" fo:font-size="10pt" officeooo:rsid="000de6c6" officeooo:paragraph-rsid="00126646" style:font-size-asian="10pt" style:font-name-complex="Arial1" style:font-size-complex="10pt" style:font-style-complex="italic"/>
    </style:style>
    <style:style style:name="P23" style:family="paragraph" style:parent-style-name="Default">
      <style:text-properties style:font-name="Arial" fo:font-size="10pt" officeooo:rsid="000eec70" officeooo:paragraph-rsid="000eec70" style:font-size-asian="10pt" style:font-name-complex="Arial1" style:font-size-complex="10pt" style:font-style-complex="italic"/>
    </style:style>
    <style:style style:name="P24" style:family="paragraph" style:parent-style-name="Default">
      <style:text-properties officeooo:rsid="000fb556" officeooo:paragraph-rsid="000fb556"/>
    </style:style>
    <style:style style:name="P25" style:family="paragraph" style:parent-style-name="Standard" style:master-page-name="Standard">
      <style:paragraph-properties style:page-number="auto"/>
    </style:style>
    <style:style style:name="P26" style:family="paragraph" style:parent-style-name="Standard">
      <style:text-properties fo:font-size="16pt" style:font-size-asian="16pt" style:font-size-complex="16pt"/>
    </style:style>
    <style:style style:name="P27" style:family="paragraph" style:parent-style-name="Standard">
      <style:text-properties fo:font-size="10pt" style:font-size-asian="10pt" style:font-size-complex="10pt"/>
    </style:style>
    <style:style style:name="P28" style:family="paragraph" style:parent-style-name="Footer">
      <style:text-properties fo:font-size="8pt" style:font-size-asian="8pt" style:font-size-complex="8pt"/>
    </style:style>
    <style:style style:name="P29" style:family="paragraph" style:parent-style-name="List_20_Paragraph" style:list-style-name="WWNum2">
      <style:text-properties fo:font-size="10pt" style:font-size-asian="10pt" style:font-size-complex="10pt"/>
    </style:style>
    <style:style style:name="P30" style:family="paragraph" style:parent-style-name="Header">
      <style:text-properties fo:font-size="8pt" style:font-size-asian="8pt" style:font-size-complex="8pt"/>
    </style:style>
    <style:style style:name="P31" style:family="paragraph" style:parent-style-name="Heading_20_2">
      <style:text-properties style:font-name="Arial" fo:font-size="10pt" style:font-size-asian="10pt" style:font-name-complex="Arial1" style:font-size-complex="10pt"/>
    </style:style>
    <style:style style:name="P32" style:family="paragraph" style:parent-style-name="Heading_20_2">
      <style:text-properties style:font-name="Arial" style:font-name-complex="Arial1"/>
    </style:style>
    <style:style style:name="P33" style:family="paragraph" style:parent-style-name="Heading_20_1" style:master-page-name="Converted2">
      <style:paragraph-properties style:page-number="1"/>
      <style:text-properties style:font-name="Arial" style:font-name-complex="Arial1"/>
    </style:style>
    <style:style style:name="P34" style:family="paragraph" style:parent-style-name="Heading_20_1">
      <style:text-properties style:font-name="Arial" style:font-name-complex="Arial1"/>
    </style:style>
    <style:style style:name="P35" style:family="paragraph" style:parent-style-name="TOC_20_Heading">
      <style:paragraph-properties fo:break-before="page"/>
      <style:text-properties style:font-name="Arial" style:font-name-complex="Arial1"/>
    </style:style>
    <style:style style:name="P36" style:family="paragraph" style:parent-style-name="Heading_20_3">
      <style:text-properties style:font-name="Arial" fo:font-size="10pt" style:font-size-asian="10pt" style:font-name-complex="Arial1" style:font-size-complex="10pt"/>
    </style:style>
    <style:style style:name="P37" style:family="paragraph" style:parent-style-name="Heading_20_3">
      <style:text-properties style:font-name="Arial" fo:font-size="10pt" fo:language="en" fo:country="US" style:font-size-asian="10pt" style:font-name-complex="Arial1" style:font-size-complex="10pt"/>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style:text-underline-style="solid" style:text-underline-width="auto" style:text-underline-color="font-color" style:font-size-asian="10pt" style:font-style-asian="italic" style:font-size-complex="10pt"/>
    </style:style>
    <style:style style:name="T6" style:family="text">
      <style:text-properties style:font-name="Arial" fo:font-size="10pt" style:font-size-asian="10pt" style:font-name-complex="Arial1" style:font-size-complex="10pt"/>
    </style:style>
    <style:style style:name="T7" style:family="text">
      <style:text-properties style:font-name="Arial" fo:font-size="10pt" style:font-size-asian="10pt" style:font-name-complex="Arial1" style:font-size-complex="10pt" style:font-style-complex="italic"/>
    </style:style>
    <style:style style:name="T8" style:family="text">
      <style:text-properties style:font-name="Arial" fo:font-size="10pt" officeooo:rsid="00050446" style:font-size-asian="10pt" style:font-name-complex="Arial1" style:font-size-complex="10pt" style:font-style-complex="italic"/>
    </style:style>
    <style:style style:name="T9" style:family="text">
      <style:text-properties style:font-name="Arial" fo:font-size="10pt" officeooo:rsid="0006a486" style:font-size-asian="10pt" style:font-name-complex="Arial1" style:font-size-complex="10pt" style:font-style-complex="italic"/>
    </style:style>
    <style:style style:name="T10" style:family="text">
      <style:text-properties style:font-name="Arial" fo:font-size="10pt" officeooo:rsid="000eec70" style:font-size-asian="10pt" style:font-name-complex="Arial1" style:font-size-complex="10pt" style:font-style-complex="italic"/>
    </style:style>
    <style:style style:name="T11" style:family="text">
      <style:text-properties style:font-name="Arial" fo:font-size="10pt" officeooo:rsid="000fb556" style:font-size-asian="10pt" style:font-name-complex="Arial1" style:font-size-complex="10pt" style:font-style-complex="italic"/>
    </style:style>
    <style:style style:name="T12" style:family="text">
      <style:text-properties style:font-name="Arial" fo:font-size="10pt" officeooo:rsid="00126646" style:font-size-asian="10pt" style:font-name-complex="Arial1" style:font-size-complex="10pt" style:font-style-complex="italic"/>
    </style:style>
    <style:style style:name="T13" style:family="text">
      <style:text-properties style:font-name="Arial" fo:font-size="10pt" officeooo:rsid="00050446" style:font-size-asian="10pt" style:font-name-complex="Arial1" style:font-size-complex="10pt"/>
    </style:style>
    <style:style style:name="T14" style:family="text">
      <style:text-properties style:font-name="Arial" fo:font-size="10pt" officeooo:rsid="0006a486" style:font-size-asian="10pt" style:font-name-complex="Arial1" style:font-size-complex="10pt"/>
    </style:style>
    <style:style style:name="T15" style:family="text">
      <style:text-properties style:font-name="Arial" fo:font-size="10pt" officeooo:rsid="0007109a" style:font-size-asian="10pt" style:font-name-complex="Arial1" style:font-size-complex="10pt"/>
    </style:style>
    <style:style style:name="T16" style:family="text">
      <style:text-properties style:font-name="Arial" fo:font-size="10pt" officeooo:rsid="00098e0f" style:font-size-asian="10pt" style:font-name-complex="Arial1" style:font-size-complex="10pt"/>
    </style:style>
    <style:style style:name="T17" style:family="text">
      <style:text-properties style:font-name="Arial" fo:font-size="10pt" officeooo:rsid="000b7032" style:font-size-asian="10pt" style:font-name-complex="Arial1" style:font-size-complex="10pt"/>
    </style:style>
    <style:style style:name="T18" style:family="text">
      <style:text-properties style:font-name="Arial" fo:font-size="10pt" officeooo:rsid="000cf9d5" style:font-size-asian="10pt" style:font-name-complex="Arial1" style:font-size-complex="10pt"/>
    </style:style>
    <style:style style:name="T19" style:family="text">
      <style:text-properties style:font-name="Arial" fo:font-size="10pt" officeooo:rsid="000de6c6" style:font-size-asian="10pt" style:font-name-complex="Arial1" style:font-size-complex="10pt"/>
    </style:style>
    <style:style style:name="T20" style:family="text">
      <style:text-properties style:font-name="Arial" fo:font-size="10pt" officeooo:rsid="00106dcd" style:font-size-asian="10pt" style:font-name-complex="Arial1" style:font-size-complex="10pt"/>
    </style:style>
    <style:style style:name="T21" style:family="text">
      <style:text-properties style:font-name="Arial" fo:font-size="10pt" officeooo:rsid="00126646" style:font-size-asian="10pt" style:font-name-complex="Arial1" style:font-size-complex="10pt"/>
    </style:style>
    <style:style style:name="T22" style:family="text">
      <style:text-properties style:font-name="Arial" fo:font-size="10pt" fo:font-style="italic" style:text-underline-style="solid" style:text-underline-width="auto" style:text-underline-color="font-color" style:font-size-asian="10pt" style:font-style-asian="italic" style:font-name-complex="Arial1" style:font-size-complex="10pt"/>
    </style:style>
    <style:style style:name="T23" style:family="text">
      <style:text-properties style:font-name="Arial" fo:font-size="10pt" fo:font-style="italic" style:text-underline-style="solid" style:text-underline-width="auto" style:text-underline-color="font-color" style:font-size-asian="10pt" style:font-style-asian="italic" style:font-name-complex="Arial1" style:font-size-complex="10pt" style:font-style-complex="italic"/>
    </style:style>
    <style:style style:name="T24" style:family="text">
      <style:text-properties style:font-name="Arial" fo:font-size="10pt" fo:font-style="italic" style:text-underline-style="solid" style:text-underline-width="auto" style:text-underline-color="font-color" officeooo:rsid="00050446" style:font-size-asian="10pt" style:font-style-asian="italic" style:font-name-complex="Arial1" style:font-size-complex="10pt" style:font-style-complex="italic"/>
    </style:style>
    <style:style style:name="T25" style:family="text">
      <style:text-properties style:font-name="Arial" fo:font-size="10pt" fo:font-style="italic" style:font-size-asian="10pt" style:font-style-asian="italic" style:font-name-complex="Arial1" style:font-size-complex="10pt" style:font-style-complex="italic"/>
    </style:style>
    <style:style style:name="T26" style:family="text">
      <style:text-properties text:display="true"/>
    </style:style>
    <style:style style:name="T27" style:family="text">
      <style:text-properties fo:language="en" fo:country="US"/>
    </style:style>
    <style:style style:name="T28" style:family="text">
      <style:text-properties officeooo:rsid="000eec70"/>
    </style:style>
    <style:style style:name="T29" style:family="text">
      <style:text-properties officeooo:rsid="00106dcd"/>
    </style:style>
    <style:style style:name="T30" style:family="text">
      <style:text-properties officeooo:rsid="0012664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P11">Laborationsrapport</text:p>
      <text:p text:style-name="P11"/>
      <text:p text:style-name="P12">D0036D Nätverksprogrammering</text:p>
      <text:p text:style-name="P12">Laboration: 3</text:p>
      <text:p text:style-name="P12">Pontus Stenlund</text:p>
      <text:p text:style-name="Standard"><text:a xlink:type="simple" xlink:href="mailto:Ponste-5@student.ltu.se" text:style-name="Internet_20_link" text:visited-style-name="Visited_20_Internet_20_Link"><text:span text:style-name="T2">Ponste-5@student.ltu.se</text:span></text:a></text:p>
      <text:p text:style-name="P12">2017-05-30</text:p>
      <text:p text:style-name="P12"/>
      <text:p text:style-name="P35">Innehåll</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483920948" text:style-name="Index_20_Link" text:visited-style-name="Index_20_Link">Problemspecifikation</text:a><text:a xlink:type="simple" xlink:href="#_Toc483920948" text:style-name="Index_20_Link" text:visited-style-name="Index_20_Link"><text:span text:style-name="T26"><text:tab/>1</text:span></text:a></text:p>
          <text:p text:style-name="P17"><text:a xlink:type="simple" xlink:href="#_Toc483920949" text:style-name="Index_20_Link" text:visited-style-name="Index_20_Link">Deluppgift A</text:a><text:a xlink:type="simple" xlink:href="#_Toc483920949" text:style-name="Index_20_Link" text:visited-style-name="Index_20_Link"><text:span text:style-name="T26"><text:tab/>1</text:span></text:a></text:p>
          <text:p text:style-name="P17"><text:a xlink:type="simple" xlink:href="#_Toc483920950" text:style-name="Index_20_Link" text:visited-style-name="Index_20_Link">Deluppgift B</text:a><text:a xlink:type="simple" xlink:href="#_Toc483920950" text:style-name="Index_20_Link" text:visited-style-name="Index_20_Link"><text:span text:style-name="T26"><text:tab/>1</text:span></text:a></text:p>
          <text:p text:style-name="P2"><text:a xlink:type="simple" xlink:href="#_Toc483920951" text:style-name="Index_20_Link" text:visited-style-name="Index_20_Link">Användarhandledning</text:a><text:a xlink:type="simple" xlink:href="#_Toc483920951" text:style-name="Index_20_Link" text:visited-style-name="Index_20_Link"><text:span text:style-name="T26"><text:tab/>1</text:span></text:a></text:p>
          <text:p text:style-name="P2"><text:a xlink:type="simple" xlink:href="#_Toc483920952" text:style-name="Index_20_Link" text:visited-style-name="Index_20_Link">Systembeskrivning</text:a><text:a xlink:type="simple" xlink:href="#_Toc483920952" text:style-name="Index_20_Link" text:visited-style-name="Index_20_Link"><text:span text:style-name="T26"><text:tab/>2</text:span></text:a></text:p>
          <text:p text:style-name="P17"><text:a xlink:type="simple" xlink:href="#_Toc483920953" text:style-name="Index_20_Link" text:visited-style-name="Index_20_Link">Server</text:a><text:a xlink:type="simple" xlink:href="#_Toc483920953" text:style-name="Index_20_Link" text:visited-style-name="Index_20_Link"><text:span text:style-name="T26"><text:tab/>2</text:span></text:a></text:p>
          <text:p text:style-name="P9"><text:a xlink:type="simple" xlink:href="#_Toc483920954" text:style-name="Index_20_Link" text:visited-style-name="Index_20_Link">IPSender</text:a><text:a xlink:type="simple" xlink:href="#_Toc483920954" text:style-name="Index_20_Link" text:visited-style-name="Index_20_Link"><text:span text:style-name="T26"><text:tab/>2</text:span></text:a></text:p>
          <text:p text:style-name="P9"><text:a xlink:type="simple" xlink:href="#_Toc483920955" text:style-name="Index_20_Link" text:visited-style-name="Index_20_Link">Player</text:a><text:a xlink:type="simple" xlink:href="#_Toc483920955" text:style-name="Index_20_Link" text:visited-style-name="Index_20_Link"><text:span text:style-name="T26"><text:tab/>2</text:span></text:a></text:p>
          <text:p text:style-name="P9"><text:a xlink:type="simple" xlink:href="#_Toc483920956" text:style-name="Index_20_Link" text:visited-style-name="Index_20_Link">Server</text:a><text:a xlink:type="simple" xlink:href="#_Toc483920956" text:style-name="Index_20_Link" text:visited-style-name="Index_20_Link"><text:span text:style-name="T26"><text:tab/>2</text:span></text:a></text:p>
          <text:p text:style-name="P17"><text:a xlink:type="simple" xlink:href="#_Toc483920957" text:style-name="Index_20_Link" text:visited-style-name="Index_20_Link">Client</text:a><text:a xlink:type="simple" xlink:href="#_Toc483920957" text:style-name="Index_20_Link" text:visited-style-name="Index_20_Link"><text:span text:style-name="T26"><text:tab/>3</text:span></text:a></text:p>
          <text:p text:style-name="P9"><text:a xlink:type="simple" xlink:href="#_Toc483920958" text:style-name="Index_20_Link" text:visited-style-name="Index_20_Link"><text:span text:style-name="T27">Application</text:span></text:a><text:a xlink:type="simple" xlink:href="#_Toc483920958" text:style-name="Index_20_Link" text:visited-style-name="Index_20_Link"><text:span text:style-name="T26"><text:tab/>3</text:span></text:a></text:p>
          <text:p text:style-name="P9"><text:a xlink:type="simple" xlink:href="#_Toc483920959" text:style-name="Index_20_Link" text:visited-style-name="Index_20_Link">Board</text:a><text:a xlink:type="simple" xlink:href="#_Toc483920959" text:style-name="Index_20_Link" text:visited-style-name="Index_20_Link"><text:span text:style-name="T26"><text:tab/>3</text:span></text:a></text:p>
          <text:p text:style-name="P9"><text:a xlink:type="simple" xlink:href="#_Toc483920960" text:style-name="Index_20_Link" text:visited-style-name="Index_20_Link">TAdapter</text:a><text:a xlink:type="simple" xlink:href="#_Toc483920960" text:style-name="Index_20_Link" text:visited-style-name="Index_20_Link"><text:span text:style-name="T26"><text:tab/>3</text:span></text:a></text:p>
          <text:p text:style-name="P9"><text:a xlink:type="simple" xlink:href="#_Toc483920961" text:style-name="Index_20_Link" text:visited-style-name="Index_20_Link">Client</text:a><text:a xlink:type="simple" xlink:href="#_Toc483920961" text:style-name="Index_20_Link" text:visited-style-name="Index_20_Link"><text:span text:style-name="T26"><text:tab/>3</text:span></text:a></text:p>
          <text:p text:style-name="P9"><text:a xlink:type="simple" xlink:href="#_Toc483920962" text:style-name="Index_20_Link" text:visited-style-name="Index_20_Link">ClientListener</text:a><text:a xlink:type="simple" xlink:href="#_Toc483920962" text:style-name="Index_20_Link" text:visited-style-name="Index_20_Link"><text:span text:style-name="T26"><text:tab/>3</text:span></text:a></text:p>
          <text:p text:style-name="P9"><text:a xlink:type="simple" xlink:href="#_Toc483920963" text:style-name="Index_20_Link" text:visited-style-name="Index_20_Link">Player</text:a><text:a xlink:type="simple" xlink:href="#_Toc483920963" text:style-name="Index_20_Link" text:visited-style-name="Index_20_Link"><text:span text:style-name="T26"><text:tab/>4</text:span></text:a></text:p>
          <text:p text:style-name="P9"><text:a xlink:type="simple" xlink:href="#_Toc483920964" text:style-name="Index_20_Link" text:visited-style-name="Index_20_Link">SelectServer</text:a><text:a xlink:type="simple" xlink:href="#_Toc483920964" text:style-name="Index_20_Link" text:visited-style-name="Index_20_Link"><text:span text:style-name="T26"><text:tab/>4</text:span></text:a></text:p>
          <text:p text:style-name="P9"><text:a xlink:type="simple" xlink:href="#_Toc483920965" text:style-name="Index_20_Link" text:visited-style-name="Index_20_Link">ServerListerner</text:a><text:a xlink:type="simple" xlink:href="#_Toc483920965" text:style-name="Index_20_Link" text:visited-style-name="Index_20_Link"><text:span text:style-name="T26"><text:tab/>4</text:span></text:a></text:p>
          <text:p text:style-name="P2"><text:a xlink:type="simple" xlink:href="#_Toc483920966" text:style-name="Index_20_Link" text:visited-style-name="Index_20_Link">Applikationsprotokoll</text:a><text:a xlink:type="simple" xlink:href="#_Toc483920966" text:style-name="Index_20_Link" text:visited-style-name="Index_20_Link"><text:span text:style-name="T26"><text:tab/>5</text:span></text:a></text:p>
          <text:p text:style-name="P2"><text:a xlink:type="simple" xlink:href="#_Toc483920967" text:style-name="Index_20_Link" text:visited-style-name="Index_20_Link">Lösningens begränsningar</text:a><text:a xlink:type="simple" xlink:href="#_Toc483920967" text:style-name="Index_20_Link" text:visited-style-name="Index_20_Link"><text:span text:style-name="T26"><text:tab/>5</text:span></text:a></text:p>
          <text:p text:style-name="P16"/>
        </text:index-body>
      </text:table-of-content>
      <text:h text:style-name="P33" text:outline-level="1"><text:bookmark-start text:name="_Toc483920948"/>Problemspecifikation<text:bookmark-end text:name="_Toc483920948"/></text:h>
      <text:p text:style-name="P11"/>
      <text:p text:style-name="P12">Vår uppgift var att implementera ett simpelt nätverksbaserat spel (både klient och server) i java, som stöder att flera klienter kan vara uppkopplade mot servern samtidigt. Vi skulle även skriva vårat eget applikationsprotokoll.</text:p>
      <text:p text:style-name="P12">Uppgiften var uppdelad i två delar.</text:p>
      <text:p text:style-name="P12"/>
      <text:h text:style-name="P31" text:outline-level="2"><text:bookmark-start text:name="_Toc483920949"/>Deluppgift A<text:bookmark-end text:name="_Toc483920949"/></text:h>
      <text:p text:style-name="P12">Vi skulle implementera så att vår klient och server hade fungerande sockets så att de kunde kommunicera med varandra. Vi skulle även implementera ett grafiskt gränssnitt för vår klient.</text:p>
      <text:p text:style-name="P12"/>
      <text:h text:style-name="P31" text:outline-level="2"><text:bookmark-start text:name="_Toc483920950"/>Deluppgift B<text:bookmark-end text:name="_Toc483920950"/></text:h>
      <text:p text:style-name="P12">I denna deluppgift skulle vi utöka funktionaliteten på vår klient och server. Från att all kommunikation sker via TCP så skulle vi börja använda multicast för kommunikation från server till klienterna.</text:p>
      <text:p text:style-name="P12">Vi skulle även implementera stöd för IPv6. Om det finns en IPv6 adress så ska den användas, annars så koppar klienterna upp sig via IPv4.</text:p>
      <text:p text:style-name="P12">Sedan skulle vi implementera så att startade spelservrar på nätverket skulle dynamiskt upptäckas. <text:s/></text:p>
      <text:p text:style-name="Standard"/>
      <text:p text:style-name="Standard"/>
      <text:p text:style-name="Standard"/>
      <text:h text:style-name="P34" text:outline-level="1"><text:bookmark-start text:name="_Toc483920951"/>Användarhandledning<text:bookmark-end text:name="_Toc483920951"/></text:h>
      <text:p text:style-name="Standard"/>
      <text:p text:style-name="P12">För att starta servern via Eclipse så öppnar man först projektet Java_Server och sedan högerklickar man på Server.java och sedan Run as -&gt; Java Application.</text:p>
      <text:p text:style-name="P12">För att starta klienten så upprepar man samma sak som ovan med Java_Client och högerklickar på Application-&gt;Run as -&gt; Java Application.’</text:p>
      <text:p text:style-name="P12">När man startar klienten så kommer det upp ett fönster med två knappar, find servers och connect to server. Till höger om knapparna finns det en drop-down meny där alla servrar som man hittar kommer att hamna. </text:p>
      <text:p text:style-name="P12">När man har tryckt på find servers och valt en från listan så trycker man på connect to server så kommer spelet att starta.</text:p>
      <text:p text:style-name="P12">För kontrollera spelaren så används dessa tangenter:</text:p>
      <text:list xml:id="list4091965471" text:style-name="WWNum2">
        <text:list-item>
          <text:p text:style-name="P29">W - För att förflytta spelaren uppåt.</text:p>
        </text:list-item>
        <text:list-item>
          <text:p text:style-name="P29">A - För att förflytta spelaren åt vänster.</text:p>
        </text:list-item>
        <text:list-item>
          <text:p text:style-name="P29">S - För att för förflytta spelaren nedåt.</text:p>
        </text:list-item>
        <text:list-item>
          <text:p text:style-name="P29">D – För att förflytta spelaren åt höger.</text:p>
        </text:list-item>
        <text:list-item>
          <text:p text:style-name="P29">Escape – För att avsluta spelet.</text:p>
        </text:list-item>
      </text:list>
      <text:p text:style-name="Standard"/>
      <text:p text:style-name="Standard"/>
      <text:h text:style-name="P34" text:outline-level="1"><text:bookmark-start text:name="_Toc483920952"/><text:soft-page-break/>Systembeskrivning<text:bookmark-end text:name="_Toc483920952"/></text:h>
      <text:p text:style-name="P12"/>
      <text:h text:style-name="P10" text:outline-level="2"><text:bookmark-start text:name="_Toc483920953"/>Server<text:bookmark-end text:name="_Toc483920953"/></text:h>
      <text:p text:style-name="P12">Servern är uppbyggd av dessa klasser och funktioner på följande sätt.</text:p>
      <text:h text:style-name="P36" text:outline-level="3"><text:bookmark-start text:name="_Toc483920954"/>IPSender<text:bookmark-end text:name="_Toc483920954"/></text:h>
      <text:p text:style-name="Standard"><text:span text:style-name="T3">IPSender()</text:span><text:span text:style-name="T2">, är klassens kontruktor. Här skapas en ny tråd och startas.</text:span></text:p>
      <text:p text:style-name="Standard"><text:span text:style-name="T3">Run()</text:span><text:span text:style-name="T2">, lyssnar hela tiden efter IP förfrågningar på multicast adressen 239.255.255.250 och port 1900. När en förfrågan kommer in så svarar servern med sitt IP och sin port.</text:span></text:p>
      <text:h text:style-name="P36" text:outline-level="3"><text:bookmark-start text:name="_Toc483920955"/>Player<text:bookmark-end text:name="_Toc483920955"/></text:h>
      <text:p text:style-name="P12">Denna klass kommer att motsvara en spelare och all dess data som behövs för att spela. Så varje gång en spelare ansluter till servern så skapas en ny instans av klassen.</text:p>
      <text:p text:style-name="P12">Dessa funktioner finns i Player.</text:p>
      <text:p text:style-name="Standard"><text:span text:style-name="T3">Player(int clientID, Socket socket, DatagramSocket datagramSocket, Server server)</text:span><text:span text:style-name="T2">, Denna konstruktor tilldelar spelaren ett id, socketen som klienten anslöt på, samma datagram socket sin server, och en referens till servern. Här skapas och startar även en ny tråd för varje spelare. </text:span></text:p>
      <text:p text:style-name="Standard"><text:span text:style-name="T3">Run()</text:span><text:span text:style-name="T2">, i denna funktion så sker kommunikation med klienten. När en instans av Player har skapats så kommer ett meddelande att skickas till alla klienter som är anslutna till multicast adressen 229.15.15.15, port 7778 om den nya spelarens position. </text:span></text:p>
      <text:p text:style-name="P12">Sedan skickas också en uppdatering via multicast om alla anslutna spelares id och position så att den nya spelaren får information om andra spelares position så att denna kan rita ut dem.</text:p>
      <text:p text:style-name="P12">När denna tråd får ett meddelande från klienten så kommer den att kolla vilket event som spelaren skickade. Om det är ett ”Move” event så kommer den att kolla nästa del av meddelandet vilket är vilket håll som spelaren vill röra sig åt. Och när det är kollat så kommer den att sätta spelarens delta X eller delta Y till +-10. Sedan kommer server.MovePlayers() anropas.</text:p>
      <text:p text:style-name="P12">Om det är ett ”Stop” event så kommer delta X och delta Y sättas till 0.</text:p>
      <text:p text:style-name="P12">Om det är ett ”Leave” event så kommer det att skickas ett meddelande till alla klienter att en spelare har lämnat spelet och sedan kommer RemovePlayer() anropas.</text:p>
      <text:h text:style-name="P36" text:outline-level="3"><text:bookmark-start text:name="_Toc483920956"/>Server<text:bookmark-end text:name="_Toc483920956"/></text:h>
      <text:p text:style-name="P12">Det är i denna klass som finns dessa funktioner.</text:p>
      <text:p text:style-name="Standard"><text:span text:style-name="T3">Server()</text:span><text:span text:style-name="T2">, skapar en server socket och en datagram socket.</text:span></text:p>
      <text:p text:style-name="Standard"><text:span text:style-name="T3">Run()</text:span><text:span text:style-name="T2">, skapar en instans av IPSender och lägger sig sedan och lyssnar efter anslutningar till servern. När en ny klient ansluter sig till servern så skapas en ny instans av Player. Sedan lägger sig funktionen och lyssnar på nya anslutningar igen.</text:span></text:p>
      <text:p text:style-name="Standard"><text:span text:style-name="T3">Move()</text:span><text:span text:style-name="T2">, Går igenom alla anslutna spelare och kollar ifall dess förflyttning är godkänd. Om den blir godkänd så förändras spelarens position. </text:span></text:p>
      <text:p text:style-name="Standard"><text:span text:style-name="T3">RemovePlayer(int id)</text:span><text:span text:style-name="T2">, när en spelare lämnar spelet så anropas denna funktion och tar bort spelaren från listan.</text:span></text:p>
      <text:h text:style-name="P10" text:outline-level="2"/>
      <text:p text:style-name="Standard"/>
      <text:p text:style-name="Standard"/>
      <text:p text:style-name="Standard"/>
      <text:h text:style-name="P10" text:outline-level="2"><text:bookmark-start text:name="_Toc483920957"/><text:soft-page-break/>Client<text:bookmark-end text:name="_Toc483920957"/></text:h>
      <text:p text:style-name="P12">Klienten innehåller dessa klasser och funktioner.</text:p>
      <text:p text:style-name="P12"/>
      <text:h text:style-name="P37" text:outline-level="3"><text:bookmark-start text:name="_Toc483920958"/>Application<text:bookmark-end text:name="_Toc483920958"/></text:h>
      <text:p text:style-name="Standard"><text:span text:style-name="T3">Application(string ip, int port)</text:span><text:span text:style-name="T2">, konstruktor för klassen. Skapar ramen för spel fönstret och spelbrädet som är en instans av Board(). Lägger även till window listener så att när fönstret stängs ner så anropas board.OnExit().</text:span></text:p>
      <text:p text:style-name="Standard"><text:span text:style-name="T3">Main(String[] args)</text:span><text:span text:style-name="T2">, skapar en instans av SelectServer och en instans av Application när serverns IP och port har sats av SelectServer.</text:span></text:p>
      <text:h text:style-name="P36" text:outline-level="3"><text:bookmark-start text:name="_Toc483920959"/>Board<text:bookmark-end text:name="_Toc483920959"/></text:h>
      <text:p text:style-name="Standard"><text:span text:style-name="T3">Board(String ip, int port)</text:span><text:span text:style-name="T2">, skapar spelbrädet och skapar en instans av Client.</text:span></text:p>
      <text:p text:style-name="Standard"><text:span text:style-name="T3">OnExit()</text:span><text:span text:style-name="T2">, anropar client.Exit(). </text:span></text:p>
      <text:p text:style-name="Standard"><text:span text:style-name="T3">PaintComponent(Graphics g)</text:span><text:span text:style-name="T2">, ritar ut komponenter på spelbrädet.</text:span></text:p>
      <text:p text:style-name="Standard"><text:span text:style-name="T3">ActionPerformed(ActionEvent e)</text:span><text:span text:style-name="T2">, lyssnar efter ett event när man trycker på någon av de två knapparna när man letar och väljer server.</text:span></text:p>
      <text:h text:style-name="P36" text:outline-level="3"><text:bookmark-start text:name="_Toc483920960"/>TAdapter<text:bookmark-end text:name="_Toc483920960"/></text:h>
      <text:p text:style-name="P12">Är en privat klass i Board.</text:p>
      <text:p text:style-name="Standard"><text:span text:style-name="T3">KeyReleased(KeyEvent e)</text:span><text:span text:style-name="T2">, lyssnar på när en tangent har släppts upp. Skickar eventet e vidare till Client’s keyReleased()</text:span></text:p>
      <text:p text:style-name="Standard"><text:span text:style-name="T3">KeyPressed(KeyEvent e)</text:span><text:span text:style-name="T2">, lyssnar på när en tangent har blivit intryckt. Skickar eventet e vidare till Client’s keyPressed()</text:span></text:p>
      <text:p text:style-name="P12"/>
      <text:h text:style-name="P36" text:outline-level="3"><text:bookmark-start text:name="_Toc483920961"/>Client<text:bookmark-end text:name="_Toc483920961"/></text:h>
      <text:p text:style-name="Standard"><text:span text:style-name="T3">Client(String ip, int s_port)</text:span><text:span text:style-name="T2">, konstruktor för Client. Anropar först CheckForIPv6 för att kolla ifall det finns en IPv6 adress till servern. Sedan ansluter den sig till servern, skapar en DataOutPutStream och skickar ett Connect meddelande till servern. Om den får tillbaka ett NewPlayer meddelande från servern så skapas en instans av Player med id från servern och sätter sedan positionen på spelaren med resten av informationen.</text:span></text:p>
      <text:p text:style-name="P12">Sedan skapas en instans av ClientListener som hädanefter kommer att lyssna på inkommande data från servern.</text:p>
      <text:p text:style-name="Standard"><text:span text:style-name="T3">KeyPressed(KeyEvent e)</text:span><text:span text:style-name="T2">, hanterar vilken tangent som har blivit nedtryckt. Beroende på vilken knapp det är så skickas ett meddelande till servern som innehåller spelarens id, vilken händelse och sedan vilket håll spelaren vill röra sig åt.</text:span></text:p>
      <text:p text:style-name="Standard"><text:span text:style-name="T3">KeyReleased(KeyEvent e)</text:span><text:span text:style-name="T2">, hanterar vilken tangent som har blivit släppt. Skickar sedan ett meddelande till servern med händelsen ”Stop”, och sedan vilket håll som spelaren slutat röra sig åt.</text:span></text:p>
      <text:p text:style-name="Standard"><text:span text:style-name="T3">Exit()</text:span><text:span text:style-name="T2">, skickar ett meddelande till servern om att den kommer att lämna spelet och anropar sedan socket.close().</text:span></text:p>
      <text:p text:style-name="Standard"><text:span text:style-name="T3">CheckForIPv6(String ip)</text:span><text:span text:style-name="T2">, kollar ifall det finns en IPv6 till adressen som skickas in. Returnerar IPv6 adressen eller IPv4 adressen.</text:span></text:p>
      <text:p text:style-name="Standard"><text:span text:style-name="T3">DoDrawing(Graphics g, Board b)</text:span><text:span text:style-name="T2">, ritar ut spelarens ikon på spelbrädet.</text:span></text:p>
      <text:h text:style-name="P36" text:outline-level="3"><text:bookmark-start text:name="_Toc483920962"/>ClientListener<text:bookmark-end text:name="_Toc483920962"/></text:h>
      <text:p text:style-name="P12">Är en privat subklass till Client. </text:p>
      <text:p text:style-name="Standard"><text:soft-page-break/><text:span text:style-name="T3">Run()</text:span><text:span text:style-name="T2">, lyssnar hela tiden på data från servern och beroende på vilket meddelande som servern har skickat så skapas en ny spelare, ändras den någon spelares position eller så tas någon spelare bort från spelbrädet.</text:span></text:p>
      <text:h text:style-name="P36" text:outline-level="3"><text:bookmark-start text:name="_Toc483920963"/>Player<text:bookmark-end text:name="_Toc483920963"/></text:h>
      <text:p text:style-name="P12">Klassen representerar alla spelare på spelbrädet.</text:p>
      <text:p text:style-name="Standard"><text:span text:style-name="T3">Player(String playerIcon, int playerID)</text:span><text:span text:style-name="T2">, konstruktor för Player. Hämtar ikonen från sökvägen playerIcon och sätter spelarens id till playerID.</text:span></text:p>
      <text:p text:style-name="Standard"><text:span text:style-name="T3">GetX()</text:span><text:span text:style-name="T2">, returnerar spelarens x position</text:span></text:p>
      <text:p text:style-name="Standard"><text:span text:style-name="T3">GetY()</text:span><text:span text:style-name="T2">, returnerar spelarens y position.</text:span></text:p>
      <text:p text:style-name="Standard"><text:span text:style-name="T3">GetPlayerIcon()</text:span><text:span text:style-name="T2">, returnerar spelarens ikon.</text:span></text:p>
      <text:p text:style-name="Standard"><text:span text:style-name="T3">SetPosition(int xPos, int yPos)</text:span><text:span text:style-name="T2">, sätter spelarens position till den angivna och byter spelarens ikon beroende på vad delta positionen är. </text:span></text:p>
      <text:p text:style-name="Standard"><text:span text:style-name="T3">SetEnemyPosition(int xPos, int yPos)</text:span><text:span text:style-name="T2">, sätter fiendespelarens position till den angivna och byter spelarens ikon beroende på vad delta positionen är. </text:span></text:p>
      <text:p text:style-name="P15"/>
      <text:p text:style-name="P12"/>
      <text:h text:style-name="P36" text:outline-level="3"><text:bookmark-start text:name="_Toc483920964"/>SelectServer<text:bookmark-end text:name="_Toc483920964"/></text:h>
      <text:p text:style-name="Standard"><text:span text:style-name="T3">SelectServer()</text:span><text:span text:style-name="T2">, konstruktor för SelectServer. Skapar fönstret för server selection med knappar och lista över servrar, skapar en ny multicast socket och ansluter den till gruppen. Skapar även en instans av ServerListener.</text:span></text:p>
      <text:p text:style-name="Standard"><text:span text:style-name="T3">ActionPerformed(ActionEvent e)</text:span><text:span text:style-name="T2">, hanterar vad som ska hända beroende på vilken knapp på fönstret som har blivit nedtryckt.</text:span></text:p>
      <text:p text:style-name="Standard"><text:span text:style-name="T2">Om ”Find Server” knappen har blivit nedtryckt så skickar den ett </text:span><text:span text:style-name="T4">”SERVICE QUERY JavaGameServer”</text:span><text:span text:style-name="T2"> till multicast gruppen.</text:span></text:p>
      <text:p text:style-name="P12">Om ”Connect to Server” knappen har blivit nedtryckt så hämtar den server adressen och port från den server som har blivit vald i listan och sätter sedan sina variabler ip och port.</text:p>
      <text:h text:style-name="P36" text:outline-level="3"><text:bookmark-start text:name="_Toc483920965"/>ServerListerner<text:bookmark-end text:name="_Toc483920965"/></text:h>
      <text:p text:style-name="Standard"><text:span text:style-name="T3">ServerListener()</text:span><text:span text:style-name="T2">, skapar en ny tråd och startar den.</text:span></text:p>
      <text:p text:style-name="Standard"><text:span text:style-name="T3">Run()</text:span><text:span text:style-name="T2">, lyssnar på svar från </text:span><text:span text:style-name="T5">”SERVICE QUERY JavaGameServer”</text:span><text:span text:style-name="T2"> meddelandet som man har skickat och servrarna som svarar lagras i en lista med dess namn, IP adress och port. </text:span></text:p>
      <text:p text:style-name="P12"/>
      <text:p text:style-name="P12"/>
      <text:p text:style-name="P12"/>
      <text:p text:style-name="P12"/>
      <text:p text:style-name="P12"/>
      <text:p text:style-name="P12"/>
      <text:p text:style-name="P12"/>
      <text:p text:style-name="P12"/>
      <text:h text:style-name="P34" text:outline-level="1"><text:bookmark-start text:name="_Toc483920966"/><text:soft-page-break/>Applikationsprotokoll<text:bookmark-end text:name="_Toc483920966"/></text:h>
      <text:p text:style-name="Default"/>
      <text:p text:style-name="Default"><text:span text:style-name="T6">Klienten skickar </text:span><text:span text:style-name="T23">”SERVICE QUERY JavaGameServer”</text:span><text:span text:style-name="T25"> </text:span><text:span text:style-name="T6">meddelande via multicast till adressen 239.255.255.250 och port 1900 </text:span><text:span text:style-name="T18">som ett DatagramPacket</text:span><text:span text:style-name="T6">. </text:span></text:p>
      <text:p text:style-name="P3"/>
      <text:p text:style-name="Default"><text:span text:style-name="T6">När servern får detta </text:span><text:span text:style-name="T18">paket</text:span><text:span text:style-name="T6"> så kommer den att </text:span><text:span text:style-name="T18">konvertera det till en sträng. Sedan så delar den upp strängen vid mellanslag, kolla att alla element i arrayen stämmer överens med ”SERVICE QUERY JavaGameServer”. Om det stämmer så bygger servern upp </text:span><text:span text:style-name="T20">en byte array</text:span><text:span text:style-name="T18"> med strängen ”SERVICE REPLY JavaGameServer BattleOfCanons 130.240.54.16 7777” och skickar det till </text:span><text:span text:style-name="T19">adressen 239.255.255.250, port 1900.</text:span></text:p>
      <text:p text:style-name="P5"/>
      <text:p text:style-name="P22">Hädanefter så kommer klienten att skicka sina meddelanden via <text:span text:style-name="T28">DataInputStream</text:span> <text:span text:style-name="T28">och ta emot meddelanden från servern som byte arrays via DatagramPacket.</text:span></text:p>
      <text:p text:style-name="P23">Servern tar emot meddelanden från klienten via DataInputStream och skicka meddelanden <text:span text:style-name="T30">som byte arrays</text:span> via DatagramPacket.</text:p>
      <text:p text:style-name="P5"/>
      <text:p text:style-name="Default"><text:span text:style-name="T7">När klienten kopplar upp sig till servern så skickar klienten följande meddelande </text:span><text:span text:style-name="T23">”Connect:”</text:span><text:span text:style-name="T7"> <text:s/>och när servern får det meddelandet så vet den att det är en ny klient och </text:span><text:span text:style-name="T10">skickar följande sträng via DataOutputStream, ”NewPlayer:ID:</text:span><text:span text:style-name="T11">ID:10:10”. ID ska bytas ut mot en siffra. ID ska ökas med ett vid varje ny anslutning så att nästa klient inte får samma ID. ”NewPlayer” säger åt klienten att anslutningen har blivit accepterad, att den har fått ID t.ex. 3 och att startpositionen är 10 i x och y led.</text:span></text:p>
      <text:p text:style-name="Default"><text:span text:style-name="T11"/></text:p>
      <text:p text:style-name="P24"><text:span text:style-name="T7">Efter det kommer den att skicka </text:span><text:span text:style-name="T12">en byte array</text:span><text:span text:style-name="T7"> för varje ansluten spelare till den nya klienten så att denne kan rita ut de befintliga spelarna på deras respektive position.</text:span></text:p>
      <text:p text:style-name="P4"/>
      <text:p text:style-name="Default"><text:span text:style-name="T8">Alla m</text:span><text:span text:style-name="T7">eddelanden som klienten skickar till servern </text:span><text:span text:style-name="T8">är</text:span><text:span text:style-name="T9"> strängar som </text:span><text:span text:style-name="T11">sedan </text:span><text:span text:style-name="T12">konverteras till byte arrays och </text:span><text:span text:style-name="T11">skickas via DatagramPacket. Strängarna</text:span><text:span text:style-name="T9"> </text:span><text:span text:style-name="T8">byggs upp efter</text:span><text:span text:style-name="T7"> denna mall.</text:span></text:p>
      <text:p text:style-name="Default"><text:span text:style-name="T22">”Klientens ID:Event:Riktning:”</text:span><text:span text:style-name="T6"> där klientens id är </text:span><text:span text:style-name="T13">en integer </text:span><text:span text:style-name="T6">tilldelat av servern.</text:span></text:p>
      <text:p text:style-name="P19">Servern kommer att dela strängen vid ”:”, så vi får en array av strängar. Sedan jämför servern strängen på andra platsen i arrayen för att att se vilket event det är.</text:p>
      <text:p text:style-name="P19"/>
      <text:p text:style-name="Default"><text:span text:style-name="T6">Event är vad spelaren begär om att få göra. </text:span><text:span text:style-name="T14">Eventen är kopplade till knapptryckningarna. </text:span></text:p>
      <text:p text:style-name="P6"><text:span text:style-name="T22">”Move”</text:span><text:span text:style-name="T6"> så begär klienten att få förflytta sig. </text:span><text:span text:style-name="T15">Detta event skickas när </text:span><text:span text:style-name="T14">klienten registrerar en knapptryckning.</text:span></text:p>
      <text:p text:style-name="Default"><text:span text:style-name="T23">”</text:span><text:span text:style-name="T24">Stop”</text:span><text:span text:style-name="T13"> <text:s/>så begär klienten att få stanna. </text:span><text:span text:style-name="T15">Detta event skickas när klienten registrerar att en knapptryckning avslutas. </text:span></text:p>
      <text:p text:style-name="Default"><text:span text:style-name="T22">”Leave”</text:span><text:span text:style-name="T6"> så säger klienten till servern att den kommer att avsluta anslutningen. </text:span><text:span text:style-name="T15">Detta event skickas när klienten registrerar att användaren har tryckt på escape eller kryssar ner fönstret.</text:span></text:p>
      <text:p text:style-name="Default"><text:span text:style-name="T22">”Riktning”</text:span><text:span text:style-name="T6">, så säger klienten till vilken riktning som den begär att förflytta sig åt.</text:span></text:p>
      <text:p text:style-name="P20">Riktningarna är Up, Down, Left och Right.</text:p>
      <text:p text:style-name="P3"/>
      <text:p text:style-name="P3">Här följer ett par exempel på ett meddelande som skickas vid när en spelare vill förflytta sig.</text:p>
      <text:p text:style-name="P3">”5:Move:Right:”, där 5 är klientens id och spelaren vill förflytta sig åt höger.</text:p>
      <text:p text:style-name="P3">”2:Move:Down:”, där klientens id är 2 och spelaren vill förflytta sig nedåt.</text:p>
      <text:p text:style-name="P3"/>
      <text:p text:style-name="P7"><text:span text:style-name="T6">När servern får ett meddelande av klienten så kommer den att dela strängen vid ” : ” . Om vi tar exemplet ”2:Move:Down:” så får vi en array med tre strängar. [ ”</text:span><text:span text:style-name="T17">2</text:span><text:span text:style-name="T6">”, ”Move”, ”</text:span><text:span text:style-name="T17">Down</text:span><text:span text:style-name="T6">” ] så då kollar servern först ifall första elementet är ”Connect”. </text:span></text:p>
      <text:p text:style-name="P7"><text:span text:style-name="T6">Om </text:span><text:span text:style-name="T21">första elementet inte är ”Connect” </text:span><text:span text:style-name="T6">så går den vidare och kollar vad det andra elementet är. I detta fall så är det ”Move”. Då konverterar </text:span><text:span text:style-name="T17">servern</text:span><text:span text:style-name="T6"> första elementet till en </text:span><text:span text:style-name="T16">integer och jämför med trådens id. Om trådens id och meddelandets id är lika så kollar servern det tredje elemetet i arrayen för att se vilken riktning spelaren vill förflytta sig. I det här fallet så vill spelaren förflytta sig åt </text:span><text:span text:style-name="T17">nedåt</text:span><text:span text:style-name="T16">. Då sätter servern trådens delta</text:span><text:span text:style-name="T17">Y</text:span><text:span text:style-name="T16"> till 10.</text:span></text:p>
      <text:p text:style-name="P8"><text:span text:style-name="T16">S</text:span><text:span text:style-name="T6">edan skickas ett multicast meddelande till alla klienter om spelarens nya position.</text:span></text:p>
      <text:p text:style-name="P3"/>
      <text:p text:style-name="P3">När servern svarar klienterna så skickas meddelanden via multicast adressen 229.15.15.15, port 7778.</text:p>
      <text:p text:style-name="P3">Mallen för svar från servern är följande.</text:p>
      <text:p text:style-name="P3"><text:soft-page-break/>”Klientens id: X position: Y position:”, där Klientens id är det som har blivit tilldelat av servern, X och Y position är klientens position i x och y led i spelvärlden.</text:p>
      <text:p text:style-name="P3">Detta meddelande kan se ut på följande vis ”5:110:70:”</text:p>
      <text:p text:style-name="P3">Med undantag då en klient kopplar upp sig första gången för då skickas följande meddelande bara till den klienten: ”NewPlayer:Klientens id: X position: Y position:”</text:p>
      <text:p text:style-name="P3"/>
      <text:p text:style-name="P13">Sedan skickas ett meddelande till alla klienter, t.ex. ”3:120:80”. Detta innebär att klienten måste kolla genom sin lista av anslutna spelare för att uppdatera positionen. Men om klientens id inte finns med i listan så skapas en ny spelare med det id som fanns i meddelandet.</text:p>
      <text:p text:style-name="P14">Klienterna gör då som servern och delar strängen i meddelandet och jämför</text:p>
      <text:p text:style-name="P12"/>
      <text:p text:style-name="P12"/>
      <text:h text:style-name="P34" text:outline-level="1"><text:bookmark-start text:name="_Toc483920967"/>Lösningens begränsningar<text:bookmark-end text:name="_Toc483920967"/></text:h>
      <text:p text:style-name="Standard"/>
      <text:p text:style-name="P12">En begränsning är att om spelaren inte avslutar spelet korrekt, dvs genom att trycka på escape eller kryssa ner spelrutan så kommer inte servern att veta att spelaren har avslutat spelet och därför inte ta bort spelaren från listan. Så då kommer den att skicka ut den spelarens position till alla klienter som ansluter hädanefter. Detta kan lösas genom att starta om servern.</text:p>
      <text:p text:style-name="P12">En annan begränsning är att i vissa fall så anropar jag inte Thread.join() vilket kan medföra att tråden alltid är igång tills programmet har stängts ner. Detta medför att den tar upp onödiga resurser.</text:p>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sv" fo:country="SE"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Arial" fo:font-size="12pt" fo:language="sv" fo:country="SE"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TOC_20_Heading" style:display-name="TOC Heading" style:family="paragraph" style:parent-style-name="Heading_20_1" style:next-style-name="Standard" style:default-outline-level="">
      <style:text-properties style:language-asian="sv" style:country-asian="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Rubrik_20_1_20_Char" style:display-name="Rubrik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Arial1" style:font-family-complex="Arial" style:font-family-generic-complex="system" style:font-pitch-complex="variable" style:font-size-complex="16pt"/>
    </style:style>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Placeholder_20_Text" style:display-name="Placeholder Text" style:family="text" style:parent-style-name="Default_20_Paragraph_20_Font">
      <style:text-properties fo:color="#808080"/>
    </style:style>
    <style:style style:name="Rubrik_20_2_20_Char" style:display-name="Rubrik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Arial1" style:font-family-complex="Arial" style:font-family-generic-complex="system" style:font-pitch-complex="variable" style:font-size-complex="13pt"/>
    </style:style>
    <style:style style:name="Rubrik_20_3_20_Char" style:display-name="Rubrik 3 Char" style:family="text" style:parent-style-name="Default_20_Paragraph_20_Font">
      <style:text-properties fo:color="#1f4d78" style:font-name="Calibri Light" fo:font-family="'Calibri Light'"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0036D Nätverksprogrammering</text:p>
        <text:p text:style-name="MP1"/>
      </style:header>
      <style:footer>
        <text:p text:style-name="MP2">Pontus Stenlund, ponste-5<text:tab/><text:tab/></text:p>
        <text:p text:style-name="Footer"/>
      </style:footer>
    </style:master-page>
    <style:master-page style:name="First_20_Page" style:display-name="First Page" style:page-layout-name="Mpm2" style:next-style-name="Standard">
      <style:footer>
        <text:p text:style-name="Footer"><text:span text:style-name="MT1">Pontus Stenlund, ponste-5<text:tab/><text:tab/></text:span><text:span text:style-name="MT1"><text:page-number text:select-page="current">0</text:page-number></text:span></text:p>
      </style:footer>
    </style:master-page>
    <style:master-page style:name="Converted1" style:page-layout-name="Mpm1">
      <style:header>
        <text:p text:style-name="MP1">D0036D Nätverksprogrammering</text:p>
        <text:p text:style-name="MP1"/>
      </style:header>
      <style:footer>
        <text:p text:style-name="Footer"><text:span text:style-name="MT1">Pontus Stenlund, ponste-5<text:tab/></text:span><text:span text:style-name="MT1"><text:page-number style:num-format="1" text:select-page="current">3</text:page-number></text:span><text:span text:style-name="MT1"><text:tab/><text:tab/></text:span></text:p>
        <text:p text:style-name="Footer"/>
      </style:footer>
    </style:master-page>
    <style:master-page style:name="Converted2" style:page-layout-name="Mpm1" style:next-style-name="Converted1">
      <style:header>
        <text:p text:style-name="MP1">D0036D Nätverksprogrammering</text:p>
        <text:p text:style-name="Header"/>
      </style:header>
      <style:footer>
        <text:p text:style-name="Footer"><text:span text:style-name="MT1">Pontus Stenlund, ponste-5<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tus Stenlund</meta:initial-creator>
    <dc:creator>ponste-5 </dc:creator>
    <meta:editing-cycles>34</meta:editing-cycles>
    <meta:creation-date>2017-05-28T11:03:00</meta:creation-date>
    <dc:date>2017-11-20T11:27:56.223002259</dc:date>
    <meta:editing-duration>PT9H23M52S</meta:editing-duration>
    <meta:generator>LibreOffice/5.4.2.2$Linux_X86_64 LibreOffice_project/22b09f6418e8c2d508a9eaf86b2399209b0990f4</meta:generator>
    <meta:document-statistic meta:table-count="0" meta:image-count="0" meta:object-count="0" meta:page-count="8" meta:paragraph-count="148" meta:word-count="2190" meta:character-count="14001" meta:non-whitespace-character-count="11939"/>
    <meta:user-defined meta:name="AppVersion">16.0000</meta:user-defined>
    <meta:user-defined meta:name="Company">Luleå tekniska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